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a351d" officeooo:paragraph-rsid="0012f446"/>
    </style:style>
    <style:style style:name="P2" style:family="paragraph" style:parent-style-name="Standard">
      <style:text-properties fo:font-weight="bold" officeooo:rsid="001bfcf9" officeooo:paragraph-rsid="001bfcf9" style:font-weight-asian="bold" style:font-weight-complex="bold"/>
    </style:style>
    <style:style style:name="P3" style:family="paragraph" style:parent-style-name="Standard">
      <style:text-properties fo:font-weight="bold" officeooo:rsid="001bfcf9" officeooo:paragraph-rsid="002c804d" style:font-weight-asian="bold" style:font-weight-complex="bold"/>
    </style:style>
    <style:style style:name="P4" style:family="paragraph" style:parent-style-name="Standard">
      <style:text-properties fo:font-weight="bold" officeooo:rsid="002b12c9" officeooo:paragraph-rsid="002b12c9" style:font-weight-asian="bold" style:font-weight-complex="bold"/>
    </style:style>
    <style:style style:name="P5" style:family="paragraph" style:parent-style-name="Standard">
      <style:text-properties fo:font-weight="normal" officeooo:rsid="001dcf70" officeooo:paragraph-rsid="001e24bb" style:font-weight-asian="normal" style:font-weight-complex="normal"/>
    </style:style>
    <style:style style:name="P6" style:family="paragraph" style:parent-style-name="Standard">
      <style:text-properties fo:font-weight="normal" officeooo:rsid="001dcf70" officeooo:paragraph-rsid="00323069" style:font-weight-asian="normal" style:font-weight-complex="normal"/>
    </style:style>
    <style:style style:name="P7" style:family="paragraph" style:parent-style-name="Standard">
      <style:text-properties fo:font-weight="normal" officeooo:rsid="001dcf70" officeooo:paragraph-rsid="00414fc4" style:font-weight-asian="normal" style:font-weight-complex="normal"/>
    </style:style>
    <style:style style:name="P8" style:family="paragraph" style:parent-style-name="Standard">
      <style:text-properties fo:font-weight="normal" officeooo:rsid="001dcf70" officeooo:paragraph-rsid="0043710b" style:font-weight-asian="normal" style:font-weight-complex="normal"/>
    </style:style>
    <style:style style:name="P9" style:family="paragraph" style:parent-style-name="Standard">
      <style:text-properties fo:font-weight="normal" officeooo:rsid="001dcf70" officeooo:paragraph-rsid="00464ff6" style:font-weight-asian="normal" style:font-weight-complex="normal"/>
    </style:style>
    <style:style style:name="P10" style:family="paragraph" style:parent-style-name="Standard">
      <style:text-properties fo:font-weight="normal" officeooo:rsid="001dcf70" officeooo:paragraph-rsid="004a9c8d" style:font-weight-asian="normal" style:font-weight-complex="normal"/>
    </style:style>
    <style:style style:name="P11" style:family="paragraph" style:parent-style-name="Standard">
      <style:text-properties fo:font-weight="normal" officeooo:rsid="00478248" officeooo:paragraph-rsid="00478248" style:font-weight-asian="normal" style:font-weight-complex="normal"/>
    </style:style>
    <style:style style:name="P12" style:family="paragraph" style:parent-style-name="Standard">
      <style:text-properties style:use-window-font-color="true" fo:font-weight="normal" officeooo:rsid="001dcf70" officeooo:paragraph-rsid="001dcf70" style:font-weight-asian="normal" style:font-weight-complex="normal"/>
    </style:style>
    <style:style style:name="P13" style:family="paragraph" style:parent-style-name="Standard">
      <style:text-properties style:use-window-font-color="true" fo:font-weight="normal" officeooo:rsid="0027e178" officeooo:paragraph-rsid="00323069" style:font-weight-asian="normal" style:font-weight-complex="normal"/>
    </style:style>
    <style:style style:name="P14" style:family="paragraph" style:parent-style-name="Standard">
      <style:text-properties style:use-window-font-color="true" fo:font-weight="normal" officeooo:rsid="0007389d" officeooo:paragraph-rsid="001989e6" style:font-weight-asian="normal" style:font-weight-complex="normal"/>
    </style:style>
    <style:style style:name="P15" style:family="paragraph" style:parent-style-name="Standard">
      <style:text-properties style:use-window-font-color="true" style:font-name="Liberation Mono" fo:font-size="10pt" fo:font-weight="normal" officeooo:rsid="003b7321" officeooo:paragraph-rsid="003b7321" style:font-size-asian="10pt" style:font-weight-asian="normal" style:font-size-complex="10pt" style:font-weight-complex="normal"/>
    </style:style>
    <style:style style:name="P16" style:family="paragraph" style:parent-style-name="Standard">
      <style:text-properties fo:font-size="14pt" fo:font-weight="bold" officeooo:rsid="00255f7e" officeooo:paragraph-rsid="00255f7e" style:font-size-asian="14pt" style:font-weight-asian="bold" style:font-size-complex="14pt" style:font-weight-complex="bold"/>
    </style:style>
    <style:style style:name="P17" style:family="paragraph" style:parent-style-name="Preformatted_20_Text">
      <style:text-properties style:use-window-font-color="true" fo:font-weight="normal" officeooo:rsid="0007389d" officeooo:paragraph-rsid="000a351d" style:font-weight-asian="normal" style:font-weight-complex="normal"/>
    </style:style>
    <style:style style:name="P18" style:family="paragraph" style:parent-style-name="Preformatted_20_Text">
      <style:text-properties style:use-window-font-color="true" fo:font-weight="normal" officeooo:rsid="000a351d" officeooo:paragraph-rsid="000a351d" style:font-weight-asian="normal" style:font-weight-complex="normal"/>
    </style:style>
    <style:style style:name="P19" style:family="paragraph" style:parent-style-name="Preformatted_20_Text">
      <style:text-properties style:use-window-font-color="true" fo:font-weight="normal" officeooo:rsid="000b1aa9" officeooo:paragraph-rsid="000a351d" style:font-weight-asian="normal" style:font-weight-complex="normal"/>
    </style:style>
    <style:style style:name="P20" style:family="paragraph" style:parent-style-name="Preformatted_20_Text">
      <style:text-properties style:use-window-font-color="true" style:font-name="Liberation Mono" fo:font-size="10pt" fo:font-weight="normal" officeooo:rsid="0007389d" officeooo:paragraph-rsid="001e24bb" style:font-size-asian="10pt" style:font-weight-asian="normal" style:font-size-complex="10pt" style:font-weight-complex="normal"/>
    </style:style>
    <style:style style:name="P21" style:family="paragraph" style:parent-style-name="Preformatted_20_Text">
      <style:text-properties style:use-window-font-color="true" style:font-name="Liberation Mono" fo:font-size="10pt" fo:font-weight="normal" officeooo:rsid="00246076" officeooo:paragraph-rsid="00246076" style:font-size-asian="10pt" style:font-weight-asian="normal" style:font-size-complex="10pt" style:font-weight-complex="normal"/>
    </style:style>
    <style:style style:name="P22" style:family="paragraph" style:parent-style-name="Preformatted_20_Text">
      <style:text-properties style:use-window-font-color="true" style:font-name="Liberation Mono" fo:font-size="10pt" fo:font-weight="normal" officeooo:rsid="001dcf70" officeooo:paragraph-rsid="001dcf70" style:font-size-asian="10pt" style:font-weight-asian="normal" style:font-size-complex="10pt" style:font-weight-complex="normal"/>
    </style:style>
    <style:style style:name="P23" style:family="paragraph" style:parent-style-name="Preformatted_20_Text">
      <style:text-properties style:use-window-font-color="true" style:font-name="Liberation Mono" fo:font-size="10pt" fo:font-weight="normal" officeooo:rsid="001dcf70" officeooo:paragraph-rsid="00414fc4" style:font-size-asian="10pt" style:font-weight-asian="normal" style:font-size-complex="10pt" style:font-weight-complex="normal"/>
    </style:style>
    <style:style style:name="P24" style:family="paragraph" style:parent-style-name="Preformatted_20_Text">
      <style:text-properties style:use-window-font-color="true" style:font-name="Liberation Mono" fo:font-size="10pt" fo:font-weight="normal" officeooo:rsid="001bfcf9" officeooo:paragraph-rsid="001e24bb" style:font-size-asian="10pt" style:font-weight-asian="normal" style:font-size-complex="10pt" style:font-weight-complex="normal"/>
    </style:style>
    <style:style style:name="P25" style:family="paragraph" style:parent-style-name="Preformatted_20_Text">
      <style:text-properties style:use-window-font-color="true" style:font-name="Liberation Mono" fo:font-size="10pt" fo:font-weight="normal" officeooo:rsid="001bfcf9" officeooo:paragraph-rsid="00414fc4" style:font-size-asian="10pt" style:font-weight-asian="normal" style:font-size-complex="10pt" style:font-weight-complex="normal"/>
    </style:style>
    <style:style style:name="P26" style:family="paragraph" style:parent-style-name="Preformatted_20_Text">
      <style:text-properties fo:font-weight="bold" officeooo:rsid="001bfcf9" officeooo:paragraph-rsid="001e24bb" style:font-weight-asian="bold" style:font-weight-complex="bold"/>
    </style:style>
    <style:style style:name="P27" style:family="paragraph" style:parent-style-name="Preformatted_20_Text">
      <style:text-properties fo:font-weight="bold" officeooo:rsid="001bfcf9" officeooo:paragraph-rsid="00414fc4" style:font-weight-asian="bold" style:font-weight-complex="bold"/>
    </style:style>
    <style:style style:name="P28" style:family="paragraph" style:parent-style-name="Preformatted_20_Text">
      <style:text-properties fo:font-weight="bold" officeooo:rsid="001bfcf9" officeooo:paragraph-rsid="0043710b" style:font-weight-asian="bold" style:font-weight-complex="bold"/>
    </style:style>
    <style:style style:name="P29" style:family="paragraph" style:parent-style-name="Preformatted_20_Text">
      <style:text-properties fo:font-weight="bold" officeooo:rsid="001bfcf9" officeooo:paragraph-rsid="00464ff6" style:font-weight-asian="bold" style:font-weight-complex="bold"/>
    </style:style>
    <style:style style:name="P30" style:family="paragraph" style:parent-style-name="Preformatted_20_Text">
      <style:text-properties fo:font-weight="bold" officeooo:rsid="001bfcf9" officeooo:paragraph-rsid="00478248" style:font-weight-asian="bold" style:font-weight-complex="bold"/>
    </style:style>
    <style:style style:name="P31" style:family="paragraph" style:parent-style-name="Preformatted_20_Text">
      <style:text-properties fo:font-weight="bold" officeooo:rsid="001bfcf9" officeooo:paragraph-rsid="004a9c8d" style:font-weight-asian="bold" style:font-weight-complex="bold"/>
    </style:style>
    <style:style style:name="P32" style:family="paragraph" style:parent-style-name="Preformatted_20_Text">
      <style:text-properties officeooo:paragraph-rsid="00323069"/>
    </style:style>
    <style:style style:name="P33" style:family="paragraph" style:parent-style-name="Preformatted_20_Text">
      <style:text-properties officeooo:paragraph-rsid="003f7068"/>
    </style:style>
    <style:style style:name="P34" style:family="paragraph" style:parent-style-name="Preformatted_20_Text">
      <style:text-properties officeooo:paragraph-rsid="0040e679"/>
    </style:style>
    <style:style style:name="P35" style:family="paragraph" style:parent-style-name="Preformatted_20_Text">
      <style:text-properties officeooo:paragraph-rsid="0043710b"/>
    </style:style>
    <style:style style:name="P36" style:family="paragraph" style:parent-style-name="Preformatted_20_Text">
      <style:text-properties officeooo:paragraph-rsid="00455ad1"/>
    </style:style>
    <style:style style:name="P37" style:family="paragraph" style:parent-style-name="Preformatted_20_Text">
      <style:text-properties officeooo:paragraph-rsid="00464ff6"/>
    </style:style>
    <style:style style:name="P38" style:family="paragraph" style:parent-style-name="Preformatted_20_Text">
      <style:text-properties officeooo:paragraph-rsid="00478248"/>
    </style:style>
    <style:style style:name="P39" style:family="paragraph" style:parent-style-name="Preformatted_20_Text">
      <style:text-properties officeooo:paragraph-rsid="004a9c8d"/>
    </style:style>
    <style:style style:name="P40" style:family="paragraph" style:parent-style-name="Preformatted_20_Text">
      <style:text-properties style:use-window-font-color="true" fo:font-weight="normal" officeooo:rsid="001dcf70" officeooo:paragraph-rsid="00503971" style:font-weight-asian="normal" style:font-weight-complex="normal"/>
    </style:style>
    <style:style style:name="P41" style:family="paragraph" style:parent-style-name="Preformatted_20_Text">
      <style:text-properties style:use-window-font-color="true" fo:font-weight="normal" officeooo:rsid="001dcf70" officeooo:paragraph-rsid="005109a0" style:font-weight-asian="normal" style:font-weight-complex="normal"/>
    </style:style>
    <style:style style:name="P42" style:family="paragraph" style:parent-style-name="Preformatted_20_Text">
      <style:text-properties style:use-window-font-color="true" fo:font-weight="normal" officeooo:rsid="001dcf70" officeooo:paragraph-rsid="00524ac7" style:font-weight-asian="normal" style:font-weight-complex="normal"/>
    </style:style>
    <style:style style:name="P43" style:family="paragraph" style:parent-style-name="Preformatted_20_Text">
      <style:text-properties style:use-window-font-color="true" fo:font-weight="normal" officeooo:rsid="001dcf70" officeooo:paragraph-rsid="00557134" style:font-weight-asian="normal" style:font-weight-complex="normal"/>
    </style:style>
    <style:style style:name="P44" style:family="paragraph" style:parent-style-name="Preformatted_20_Text">
      <style:text-properties style:use-window-font-color="true" fo:font-weight="normal" officeooo:rsid="001dcf70" officeooo:paragraph-rsid="00570057" style:font-weight-asian="normal" style:font-weight-complex="normal"/>
    </style:style>
    <style:style style:name="P45" style:family="paragraph" style:parent-style-name="Standard">
      <style:text-properties style:use-window-font-color="true" fo:font-weight="normal" officeooo:rsid="0043710b" officeooo:paragraph-rsid="0043710b" style:font-weight-asian="normal" style:font-weight-complex="normal"/>
    </style:style>
    <style:style style:name="P46" style:family="paragraph" style:parent-style-name="Standard">
      <style:text-properties style:use-window-font-color="true" fo:font-weight="normal" officeooo:rsid="001dcf70" officeooo:paragraph-rsid="004d74bd" style:font-weight-asian="normal" style:font-weight-complex="normal"/>
    </style:style>
    <style:style style:name="P47" style:family="paragraph" style:parent-style-name="Standard">
      <style:text-properties style:use-window-font-color="true" fo:font-weight="normal" officeooo:rsid="001dcf70" officeooo:paragraph-rsid="004dde9a" style:font-weight-asian="normal" style:font-weight-complex="normal"/>
    </style:style>
    <style:style style:name="P48" style:family="paragraph" style:parent-style-name="Standard">
      <style:text-properties style:use-window-font-color="true" fo:font-weight="normal" officeooo:rsid="001dcf70" officeooo:paragraph-rsid="004f599f" style:font-weight-asian="normal" style:font-weight-complex="normal"/>
    </style:style>
    <style:style style:name="P49" style:family="paragraph" style:parent-style-name="Standard">
      <style:text-properties style:use-window-font-color="true" fo:font-weight="normal" officeooo:rsid="001dcf70" officeooo:paragraph-rsid="00557134" style:font-weight-asian="normal" style:font-weight-complex="normal"/>
    </style:style>
    <style:style style:name="P50" style:family="paragraph" style:parent-style-name="Standard">
      <style:text-properties style:use-window-font-color="true" style:font-name="Liberation Mono" fo:font-size="10pt" fo:font-weight="normal" officeooo:rsid="0039e839" officeooo:paragraph-rsid="0039e839" style:font-size-asian="10pt" style:font-weight-asian="normal" style:font-size-complex="10pt" style:font-weight-complex="normal"/>
    </style:style>
    <style:style style:name="P51" style:family="paragraph" style:parent-style-name="Standard">
      <style:text-properties fo:font-weight="bold" officeooo:rsid="001bfcf9" officeooo:paragraph-rsid="004dde9a" style:font-weight-asian="bold" style:font-weight-complex="bold"/>
    </style:style>
    <style:style style:name="P52" style:family="paragraph" style:parent-style-name="Standard">
      <style:text-properties fo:font-weight="bold" officeooo:rsid="001bfcf9" officeooo:paragraph-rsid="004f599f" style:font-weight-asian="bold" style:font-weight-complex="bold"/>
    </style:style>
    <style:style style:name="P53" style:family="paragraph" style:parent-style-name="Standard">
      <style:text-properties fo:font-weight="bold" officeooo:rsid="001bfcf9" officeooo:paragraph-rsid="00557134" style:font-weight-asian="bold" style:font-weight-complex="bold"/>
    </style:style>
    <style:style style:name="P54" style:family="paragraph" style:parent-style-name="Standard">
      <style:text-properties fo:font-weight="bold" officeooo:rsid="00557134" officeooo:paragraph-rsid="00557134" style:font-weight-asian="bold" style:font-weight-complex="bold"/>
    </style:style>
    <style:style style:name="P55" style:family="paragraph" style:parent-style-name="Standard">
      <style:text-properties officeooo:rsid="004b9272" officeooo:paragraph-rsid="004b9272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officeooo:rsid="00273287"/>
    </style:style>
    <style:style style:name="T3" style:family="text">
      <style:text-properties style:use-window-font-color="true" fo:font-size="10pt" fo:font-weight="normal" officeooo:rsid="0027e178" style:font-size-asian="10pt" style:font-weight-asian="normal" style:font-size-complex="10pt" style:font-weight-complex="normal"/>
    </style:style>
    <style:style style:name="T4" style:family="text">
      <style:text-properties style:use-window-font-color="true" fo:font-size="10pt" fo:font-weight="normal" officeooo:rsid="0007389d" style:font-size-asian="10pt" style:font-weight-asian="normal" style:font-size-complex="10pt" style:font-weight-complex="normal"/>
    </style:style>
    <style:style style:name="T5" style:family="text">
      <style:text-properties style:use-window-font-color="true" fo:font-size="10pt" fo:font-weight="normal" officeooo:rsid="003f7068" style:font-size-asian="10pt" style:font-weight-asian="normal" style:font-size-complex="10pt" style:font-weight-complex="normal"/>
    </style:style>
    <style:style style:name="T6" style:family="text">
      <style:text-properties style:use-window-font-color="true" fo:font-size="10pt" fo:font-weight="normal" officeooo:rsid="0040e679" style:font-size-asian="10pt" style:font-weight-asian="normal" style:font-size-complex="10pt" style:font-weight-complex="normal"/>
    </style:style>
    <style:style style:name="T7" style:family="text">
      <style:text-properties style:use-window-font-color="true" fo:font-size="10pt" fo:font-weight="normal" officeooo:rsid="00429798" style:font-size-asian="10pt" style:font-weight-asian="normal" style:font-size-complex="10pt" style:font-weight-complex="normal"/>
    </style:style>
    <style:style style:name="T8" style:family="text">
      <style:text-properties style:use-window-font-color="true" fo:font-size="10pt" fo:font-weight="normal" officeooo:rsid="00455ad1" style:font-size-asian="10pt" style:font-weight-asian="normal" style:font-size-complex="10pt" style:font-weight-complex="normal"/>
    </style:style>
    <style:style style:name="T9" style:family="text">
      <style:text-properties style:use-window-font-color="true" fo:font-size="10pt" fo:font-weight="normal" officeooo:rsid="00478248" style:font-size-asian="10pt" style:font-weight-asian="normal" style:font-size-complex="10pt" style:font-weight-complex="normal"/>
    </style:style>
    <style:style style:name="T10" style:family="text">
      <style:text-properties style:use-window-font-color="true" officeooo:rsid="003de7f8"/>
    </style:style>
    <style:style style:name="T11" style:family="text">
      <style:text-properties style:use-window-font-color="true" officeooo:rsid="003f7068"/>
    </style:style>
    <style:style style:name="T12" style:family="text">
      <style:text-properties style:use-window-font-color="true" officeooo:rsid="00414fc4"/>
    </style:style>
    <style:style style:name="T13" style:family="text">
      <style:text-properties style:use-window-font-color="true" officeooo:rsid="0043710b"/>
    </style:style>
    <style:style style:name="T14" style:family="text">
      <style:text-properties style:use-window-font-color="true" officeooo:rsid="00455ad1"/>
    </style:style>
    <style:style style:name="T15" style:family="text">
      <style:text-properties style:use-window-font-color="true" officeooo:rsid="00464ff6"/>
    </style:style>
    <style:style style:name="T16" style:family="text">
      <style:text-properties style:use-window-font-color="true" officeooo:rsid="004a9c8d"/>
    </style:style>
    <style:style style:name="T17" style:family="text">
      <style:text-properties style:use-window-font-color="true" fo:font-weight="normal" officeooo:rsid="001dcf70" style:font-weight-asian="normal" style:font-weight-complex="normal"/>
    </style:style>
    <style:style style:name="T18" style:family="text">
      <style:text-properties officeooo:rsid="003b8bdf"/>
    </style:style>
    <style:style style:name="T19" style:family="text">
      <style:text-properties officeooo:rsid="003d7921"/>
    </style:style>
    <style:style style:name="T20" style:family="text">
      <style:text-properties officeooo:rsid="003de7f8"/>
    </style:style>
    <style:style style:name="T21" style:family="text">
      <style:text-properties officeooo:rsid="00414fc4"/>
    </style:style>
    <style:style style:name="T22" style:family="text">
      <style:text-properties officeooo:rsid="004d74bd"/>
    </style:style>
    <style:style style:name="T23" style:family="text">
      <style:text-properties fo:font-weight="normal" officeooo:rsid="001dcf70" style:font-weight-asian="normal" style:font-weight-complex="normal"/>
    </style:style>
    <style:style style:name="T24" style:family="text">
      <style:text-properties fo:font-size="10pt" fo:font-style="italic" officeooo:rsid="004d74bd" style:font-size-asian="10pt" style:font-style-asian="italic" style:font-size-complex="10pt" style:font-style-complex="italic"/>
    </style:style>
    <style:style style:name="T25" style:family="text">
      <style:text-properties fo:font-size="10pt" fo:font-style="normal" style:font-size-asian="10pt" style:font-style-asian="normal" style:font-size-complex="10pt" style:font-style-complex="normal"/>
    </style:style>
    <style:style style:name="T26" style:family="text">
      <style:text-properties fo:font-size="10pt" fo:font-style="normal" officeooo:rsid="004d74bd" style:font-size-asian="10pt" style:font-style-asian="normal" style:font-size-complex="10pt" style:font-style-complex="normal"/>
    </style:style>
    <style:style style:name="T27" style:family="text">
      <style:text-properties fo:font-size="10pt" fo:font-style="normal" officeooo:rsid="004f599f" style:font-size-asian="10pt" style:font-style-asian="normal" style:font-size-complex="10pt" style:font-style-complex="normal"/>
    </style:style>
    <style:style style:name="T28" style:family="text">
      <style:text-properties fo:font-size="10pt" fo:font-style="normal" officeooo:rsid="00503971" style:font-size-asian="10pt" style:font-style-asian="normal" style:font-size-complex="10pt" style:font-style-complex="normal"/>
    </style:style>
    <style:style style:name="T29" style:family="text">
      <style:text-properties fo:font-size="10pt" fo:font-style="normal" officeooo:rsid="005109a0" style:font-size-asian="10pt" style:font-style-asian="normal" style:font-size-complex="10pt" style:font-style-complex="normal"/>
    </style:style>
    <style:style style:name="T30" style:family="text">
      <style:text-properties fo:font-size="10pt" fo:font-style="normal" officeooo:rsid="00570057" style:font-size-asian="10pt" style:font-style-asian="normal" style:font-size-complex="10pt" style:font-style-complex="normal"/>
    </style:style>
    <style:style style:name="T31" style:family="text">
      <style:text-properties fo:font-size="10pt" fo:font-style="normal" officeooo:rsid="0058dc56" style:font-size-asian="10pt" style:font-style-asian="normal" style:font-size-complex="10pt" style:font-style-complex="normal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4b9272" style:font-weight-asian="bold" style:font-weight-complex="bold"/>
    </style:style>
    <style:style style:name="T34" style:family="text">
      <style:text-properties fo:font-weight="bold" officeooo:rsid="00557134" style:font-weight-asian="bold" style:font-weight-complex="bold"/>
    </style:style>
    <style:style style:name="T35" style:family="text">
      <style:text-properties officeooo:rsid="004dde9a"/>
    </style:style>
    <style:style style:name="T36" style:family="text">
      <style:text-properties officeooo:rsid="004f599f"/>
    </style:style>
    <style:style style:name="T37" style:family="text">
      <style:text-properties officeooo:rsid="005344b9"/>
    </style:style>
    <style:style style:name="T38" style:family="text">
      <style:text-properties officeooo:rsid="00557134"/>
    </style:style>
    <style:style style:name="T39" style:family="text">
      <style:text-properties officeooo:rsid="0057bf9f"/>
    </style:style>
    <style:style style:name="T40" style:family="text">
      <style:text-properties officeooo:rsid="0058dc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Install and <text:span text:style-name="T18">setup</text:span> <text:span text:style-name="T18">mysql database</text:span></text:p>
      <text:p text:style-name="P1"/>
      <text:p text:style-name="P4">Install <text:span text:style-name="T19">mysql database</text:span></text:p>
      <text:p text:style-name="P2"/>
      <text:p text:style-name="P12">1. <text:span text:style-name="T20">Install mysql database</text:span></text:p>
      <text:p text:style-name="P22">sudo apt-get install mysql-server --fix-missing</text:p>
      <text:p text:style-name="P23">sudo apt-get install mysql-client php-mysql</text:p>
      <text:p text:style-name="P27"/>
      <text:p text:style-name="P7"><text:span text:style-name="T12">2</text:span><text:span text:style-name="T1">. </text:span><text:span text:style-name="T12">Login to database as a root</text:span><text:span text:style-name="T2">:</text:span></text:p>
      <text:p text:style-name="P25"><text:span text:style-name="Source_20_Text"><text:span text:style-name="T21">sudo mysql</text:span></text:span></text:p>
      <text:p text:style-name="P26"/>
      <text:p text:style-name="P5"><text:span text:style-name="T12">3</text:span><text:span text:style-name="T1">. </text:span><text:span text:style-name="T10">Create Stage and Production Database</text:span><text:span text:style-name="T2">:</text:span></text:p>
      <text:p text:style-name="P24"><text:span text:style-name="Source_20_Text">CREATE DATABASE stage_master_data;</text:span></text:p>
      <text:p text:style-name="P25"><text:span text:style-name="Source_20_Text">CREATE DATABASE master_data;</text:span></text:p>
      <text:p text:style-name="P27"/>
      <text:p text:style-name="P5"><text:span text:style-name="T12">4.</text:span><text:span text:style-name="T1"> </text:span><text:span text:style-name="T11">Grant privileges to databases</text:span></text:p>
      <text:p text:style-name="P33"><text:span text:style-name="Source_20_Text"><text:span text:style-name="T4">GRANT ALL PRIVILEGES ON stage_master_data.* TO </text:span></text:span><text:span text:style-name="Source_20_Text"><text:span text:style-name="T7">stage_rest_api</text:span></text:span><text:span text:style-name="Source_20_Text"><text:span text:style-name="T4">@'%' IDENTIFIED BY '</text:span></text:span><text:span text:style-name="Source_20_Text"><text:span text:style-name="T5">PASSWORD</text:span></text:span><text:span text:style-name="Source_20_Text"><text:span text:style-name="T4">';</text:span></text:span></text:p>
      <text:p text:style-name="P33"><text:span text:style-name="Source_20_Text"><text:span text:style-name="T4">GRANT ALL PRIVILEGES ON master_data.* TO </text:span></text:span><text:span text:style-name="Source_20_Text"><text:span text:style-name="T5">rest_</text:span></text:span><text:span text:style-name="Source_20_Text"><text:span text:style-name="T4">api@'%' IDENTIFIED BY '</text:span></text:span><text:span text:style-name="Source_20_Text"><text:span text:style-name="T5">PASSWORD</text:span></text:span><text:span text:style-name="Source_20_Text"><text:span text:style-name="T4">';</text:span></text:span></text:p>
      <text:p text:style-name="P34"><text:span text:style-name="Source_20_Text"><text:span text:style-name="T6">FLUSH PRIVILEGES;</text:span></text:span></text:p>
      <text:p text:style-name="P35"><text:span text:style-name="Source_20_Text"><text:span text:style-name="T6">SELECT User FROM mysql.user</text:span></text:span></text:p>
      <text:p text:style-name="P28"/>
      <text:p text:style-name="P8"><text:span text:style-name="T13">5</text:span><text:span text:style-name="T12">.</text:span><text:span text:style-name="T1"> </text:span><text:span text:style-name="T13">Enable external access</text:span></text:p>
      <text:p text:style-name="P35"><text:span text:style-name="Source_20_Text"><text:span text:style-name="T6">sudo nano /etc/mysql/mariadb.conf.d/50-server.cnf</text:span></text:span></text:p>
      <text:p text:style-name="P28"/>
      <text:p text:style-name="P45">Add comment before ‘bind-address’</text:p>
      <text:p text:style-name="P36"><text:span text:style-name="Source_20_Text"><text:span text:style-name="T6">#bind-address = 127.0.0.1</text:span></text:span></text:p>
      <text:p text:style-name="P29"/>
      <text:p text:style-name="P9"><text:span text:style-name="T16">6.</text:span><text:span text:style-name="T1"> </text:span><text:span text:style-name="T15">Change mysql default port for security</text:span></text:p>
      <text:p text:style-name="P38"><text:span text:style-name="Source_20_Text"><text:span text:style-name="T8">sudo nano /etc/mysql/mariadb.conf.d/50-server.cnf</text:span></text:span></text:p>
      <text:p text:style-name="P30"/>
      <text:p text:style-name="P11"><text:span text:style-name="T15">E</text:span><text:span text:style-name="T1">dit ‘port’ value</text:span></text:p>
      <text:p text:style-name="P39"><text:span text:style-name="Source_20_Text"><text:span text:style-name="T9">port = XXXX</text:span></text:span></text:p>
      <text:p text:style-name="P31"/>
      <text:p text:style-name="P10"><text:span text:style-name="T16">7</text:span><text:span text:style-name="T12">.</text:span><text:span text:style-name="T1"> </text:span><text:span text:style-name="T14">Restart mysql</text:span></text:p>
      <text:p text:style-name="P39"><text:span text:style-name="Source_20_Text"><text:span text:style-name="T8">systemctl restart mysql.service</text:span></text:span></text:p>
      <text:p text:style-name="P37"><text:span text:style-name="Source_20_Text"><text:span text:style-name="T8"/></text:span></text:p>
      <text:p text:style-name="P55"><text:span text:style-name="T32">Create and import backups</text:span></text:p>
      <text:p text:style-name="P3"/>
      <text:p text:style-name="P46">1. <text:span text:style-name="T22">Store backups in</text:span></text:p>
      <text:p text:style-name="P47"><text:span text:style-name="Source_20_Text"><text:span text:style-name="T24">/home</text:span></text:span><text:span text:style-name="Source_20_Text"><text:span text:style-name="T26">/pi/server/backup/mysql</text:span></text:span></text:p>
      <text:p text:style-name="P51"/>
      <text:p text:style-name="P47"><text:span text:style-name="T35">2</text:span>. <text:span text:style-name="T35">Use target schema</text:span></text:p>
      <text:p text:style-name="P48"><text:span text:style-name="Source_20_Text"><text:span text:style-name="T26">use master_dat</text:span></text:span><text:span text:style-name="Source_20_Text"><text:span text:style-name="T27">a;</text:span></text:span></text:p>
      <text:p text:style-name="P48"><text:span text:style-name="Source_20_Text"><text:span text:style-name="T26">use st</text:span></text:span><text:span text:style-name="Source_20_Text"><text:span text:style-name="T27">age_</text:span></text:span><text:span text:style-name="Source_20_Text"><text:span text:style-name="T26">master_dat</text:span></text:span><text:span text:style-name="Source_20_Text"><text:span text:style-name="T27">a;</text:span></text:span></text:p>
      <text:p text:style-name="P52"/>
      <text:p text:style-name="P48"><text:span text:style-name="T37">3</text:span>. <text:span text:style-name="T36">Import tables</text:span></text:p>
      <text:p text:style-name="P42"><text:span text:style-name="Source_20_Text"><text:span text:style-name="T27">source </text:span></text:span><text:span text:style-name="Source_20_Text"><text:span text:style-name="T28">master_data_users</text:span></text:span><text:span text:style-name="Source_20_Text"><text:span text:style-name="T27">.sql;</text:span></text:span></text:p>
      <text:p text:style-name="P41"><text:span text:style-name="Source_20_Text"><text:span text:style-name="T27">source </text:span></text:span><text:span text:style-name="Source_20_Text"><text:span text:style-name="T28">master_data_</text:span></text:span><text:span text:style-name="Source_20_Text"><text:span text:style-name="T29">error</text:span></text:span><text:span text:style-name="Source_20_Text"><text:span text:style-name="T27">__</text:span></text:span><text:span text:style-name="Source_20_Text"><text:span text:style-name="T29">error</text:span></text:span><text:span text:style-name="Source_20_Text"><text:span text:style-name="T27">s.sql;</text:span></text:span></text:p>
      <text:p text:style-name="P40"><text:span text:style-name="Source_20_Text"><text:span text:style-name="T27">source </text:span></text:span><text:span text:style-name="Source_20_Text"><text:span text:style-name="T28">master_data_</text:span></text:span><text:span text:style-name="Source_20_Text"><text:span text:style-name="T27">movie__movies.sql;</text:span></text:span></text:p>
      <text:p text:style-name="P40"><text:span text:style-name="Source_20_Text"><text:span text:style-name="T27">source </text:span></text:span><text:span text:style-name="Source_20_Text"><text:span text:style-name="T28">master_data_</text:span></text:span><text:span text:style-name="Source_20_Text"><text:span text:style-name="T27">movie__</text:span></text:span><text:span text:style-name="Source_20_Text"><text:span text:style-name="T29">genres</text:span></text:span><text:span text:style-name="Source_20_Text"><text:span text:style-name="T27">.sql;</text:span></text:span></text:p>
      <text:p text:style-name="P43"><text:span text:style-name="Source_20_Text"><text:span text:style-name="T27">source </text:span></text:span><text:span text:style-name="Source_20_Text"><text:span text:style-name="T28">master_data_</text:span></text:span><text:span text:style-name="Source_20_Text"><text:span text:style-name="T27">movie__movie_</text:span></text:span><text:span text:style-name="Source_20_Text"><text:span text:style-name="T29">genres</text:span></text:span><text:span text:style-name="Source_20_Text"><text:span text:style-name="T27">.sql;</text:span></text:span></text:p>
      <text:p text:style-name="P43"><text:span text:style-name="Source_20_Text"><text:span text:style-name="T27"/></text:span></text:p>
      <text:p text:style-name="P54">Add user to users table</text:p>
      <text:p text:style-name="P53"/>
      <text:p text:style-name="P49">1. <text:span text:style-name="T38">Access page</text:span></text:p>
      <text:p text:style-name="P43"><text:span text:style-name="Source_20_Text"><text:span text:style-name="T26">https://www.browserling.com/tools/bcrypt</text:span></text:span></text:p>
      <text:p text:style-name="P53"/>
      <text:p text:style-name="P49"><text:soft-page-break/><text:span text:style-name="T38">2</text:span>. <text:span text:style-name="T38">Provide password with 10 rounds and encrypt it</text:span></text:p>
      <text:p text:style-name="P43"><text:span text:style-name="Source_20_Text"><text:span text:style-name="T26"/></text:span></text:p>
      <text:p text:style-name="P49"><text:span text:style-name="T38">3</text:span>. <text:span text:style-name="T38">Insert user to database</text:span></text:p>
      <text:p text:style-name="P44"><text:span text:style-name="Source_20_Text"><text:span text:style-name="T26">INSERT INTO </text:span></text:span><text:span text:style-name="Source_20_Text"><text:span text:style-name="T30">master_data.users</text:span></text:span><text:span text:style-name="Source_20_Text"><text:span text:style-name="T26"> (</text:span></text:span><text:span text:style-name="Source_20_Text"><text:span text:style-name="T30">username</text:span></text:span><text:span text:style-name="Source_20_Text"><text:span text:style-name="T26">, </text:span></text:span><text:span text:style-name="Source_20_Text"><text:span text:style-name="T30">password</text:span></text:span><text:span text:style-name="Source_20_Text"><text:span text:style-name="T26">, </text:span></text:span><text:span text:style-name="Source_20_Text"><text:span text:style-name="T30">role</text:span></text:span><text:span text:style-name="Source_20_Text"><text:span text:style-name="T26">)</text:span></text:span></text:p>
      <text:p text:style-name="P44"><text:span text:style-name="Source_20_Text"><text:span text:style-name="T26">VALUES (</text:span></text:span><text:span text:style-name="Source_20_Text"><text:span text:style-name="T26">“</text:span></text:span><text:span text:style-name="Source_20_Text"><text:span text:style-name="T31">tes</text:span></text:span><text:span text:style-name="Source_20_Text"><text:span text:style-name="T31">t”</text:span></text:span><text:span text:style-name="Source_20_Text"><text:span text:style-name="T26">, “</text:span></text:span><text:span text:style-name="Source_20_Text"><text:span text:style-name="T26">PA</text:span></text:span><text:span text:style-name="Source_20_Text"><text:span text:style-name="T30">SS</text:span></text:span><text:span text:style-name="Source_20_Text"><text:span text:style-name="T30">WORD”</text:span></text:span><text:span text:style-name="Source_20_Text"><text:span text:style-name="T26">, “ROLE_ADMI</text:span></text:span><text:span text:style-name="Source_20_Text">N”</text:span><text:span text:style-name="Source_20_Text"><text:span text:style-name="T26">); </text:span></text:span><text:span text:style-name="T22"><text:line-break/></text:span></text:p>
      <text:p text:style-name="P50"/>
      <text:p text:style-name="P15"/>
      <text:p text:style-name="P13"/>
      <text:p text:style-name="P6"/>
      <text:p text:style-name="P32"><text:span text:style-name="Source_20_Text"><text:span text:style-name="T3"/></text:span></text:p>
      <text:p text:style-name="P32"/>
      <text:p text:style-name="P20"/>
      <text:p text:style-name="P21"/>
      <text:p text:style-name="P14"/>
      <text:p text:style-name="P19"/>
      <text:p text:style-name="P17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Micro Hei Mono" style:font-family-asian="'WenQuanYi Micro Hei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23:37:54.352936347</meta:creation-date>
    <dc:date>2019-03-17T23:59:19.170241552</dc:date>
    <meta:editing-duration>PT2H57M40S</meta:editing-duration>
    <meta:editing-cycles>71</meta:editing-cycles>
    <meta:generator>LibreOffice/6.0.7.3$Linux_X86_64 LibreOffice_project/00m0$Build-3</meta:generator>
    <meta:document-statistic meta:table-count="0" meta:image-count="0" meta:object-count="0" meta:page-count="2" meta:paragraph-count="44" meta:word-count="174" meta:character-count="1436" meta:non-whitespace-character-count="1305"/>
  </office:meta>
</office:document-meta>
</file>